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a0b" officeooo:paragraph-rsid="000c8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pp是一款跨平台安装程序，包含有php网页制作必备的apache+mysql+php+perl</text:p>
      <text:p text:style-name="P1"/>
      <text:p text:style-name="P1">首先官网下载xampp安装文件*.run</text:p>
      <text:p text:style-name="P1"/>
      <text:p text:style-name="P1">root赋权777并运行</text:p>
      <text:p text:style-name="P1"/>
      <text:p text:style-name="P1">1.安装完成后进入/opt/lampp文件夹下，运行.lampp start即可运行</text:p>
      <text:p text:style-name="P1">2.该文件夹下sudo运行.lampp security可以设置xampp的各项密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7.2$Linux_X86_64 LibreOffice_project/430m0$Build-2</meta:generator>
    <dc:date>2015-06-05T20:15:40.918112164</dc:date>
    <meta:editing-duration>PT5M12S</meta:editing-duration>
    <meta:editing-cycles>1</meta:editing-cycles>
    <meta:document-statistic meta:table-count="0" meta:image-count="0" meta:object-count="0" meta:page-count="1" meta:paragraph-count="5" meta:word-count="86" meta:character-count="166" meta:non-whitespace-character-count="164"/>
  </office:meta>
</office:document-meta>
</file>